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7c6e1" officeooo:paragraph-rsid="0017c6e1"/>
    </style:style>
    <style:style style:name="P2" style:family="paragraph" style:parent-style-name="Header">
      <style:paragraph-properties>
        <style:tab-stops>
          <style:tab-stop style:position="0.502in"/>
        </style:tab-stops>
      </style:paragraph-properties>
      <style:text-properties officeooo:rsid="0017c6e1" officeooo:paragraph-rsid="0017c6e1"/>
    </style:style>
    <style:style style:name="P3" style:family="paragraph" style:parent-style-name="Header">
      <style:paragraph-properties>
        <style:tab-stops>
          <style:tab-stop style:position="0.502in"/>
        </style:tab-stops>
      </style:paragraph-properties>
      <style:text-properties officeooo:rsid="0017c6e1" officeooo:paragraph-rsid="0017c6e1"/>
    </style:style>
    <style:style style:name="P4" style:family="paragraph" style:parent-style-name="Header">
      <style:paragraph-properties>
        <style:tab-stops>
          <style:tab-stop style:position="0.502in"/>
        </style:tab-stops>
      </style:paragraph-properties>
      <style:text-properties officeooo:rsid="0017e594" officeooo:paragraph-rsid="0017e594"/>
    </style:style>
    <style:style style:name="P5" style:family="paragraph" style:parent-style-name="Header">
      <style:paragraph-properties>
        <style:tab-stops>
          <style:tab-stop style:position="0.502in"/>
        </style:tab-stops>
      </style:paragraph-properties>
      <style:text-properties style:font-name="Droid Sans Mono" officeooo:rsid="0017c6e1" officeooo:paragraph-rsid="0017c6e1"/>
    </style:style>
    <style:style style:name="P6" style:family="paragraph" style:parent-style-name="Heading_20_3">
      <style:text-properties style:text-underline-style="solid" style:text-underline-width="auto" style:text-underline-color="font-color"/>
    </style:style>
    <style:style style:name="P7" style:family="paragraph" style:parent-style-name="Heading_20_3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7e594"/>
    </style:style>
    <style:style style:name="T2" style:family="text">
      <style:text-properties fo:font-weight="bold" officeooo:rsid="0017e594" style:font-weight-asian="bold" style:font-weight-complex="bold"/>
    </style:style>
    <style:style style:name="T3" style:family="text">
      <style:text-properties style:font-name="Droid Sans Mono"/>
    </style:style>
    <style:style style:name="T4" style:family="text">
      <style:text-properties style:font-name="Droid Sans Mono" officeooo:rsid="0017e5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rogram 4 <text:span text:style-name="T1">Report</text:span></text:h>
      <text:p text:style-name="P2"/>
      <text:p text:style-name="P2"/>
      <text:h text:style-name="P7" text:outline-level="3">Variables</text:h>
      <text:p text:style-name="P2"/>
      <text:p text:style-name="P2">cycle-map: <text:s/>A map of cycle queues. <text:s/>The map key is the global-clock cycle.</text:p>
      <text:p text:style-name="P2"/>
      <text:p text:style-name="P2">queue-clock: <text:s/><text:span text:style-name="T1">An integer </text:span>used to set the cycle for busy nodes and node-links</text:p>
      <text:p text:style-name="P2"/>
      <text:p text:style-name="P2">dispatched-<text:span text:style-name="T1">list</text:span>: <text:s/>A vector of dispatched node labels.</text:p>
      <text:p text:style-name="P2"/>
      <text:p text:style-name="P2"/>
      <text:h text:style-name="P6" text:outline-level="3">Pseudo Code For Recursion</text:h>
      <text:p text:style-name="P2"/>
      <text:p text:style-name="P5">while the current cycle queue is not empty</text:p>
      <text:p text:style-name="P5"><text:tab/>queue-clock = global-clock</text:p>
      <text:p text:style-name="P5"/>
      <text:p text:style-name="P5"><text:tab/>if the queued node is busy <text:span text:style-name="T1">and </text:span><text:span text:style-name="T2">not</text:span><text:span text:style-name="T1"> dispatched</text:span></text:p>
      <text:p text:style-name="P5"><text:tab/><text:tab/>add it to the next cycle's queue</text:p>
      <text:p text:style-name="P5"><text:tab/><text:tab/>pop it off the queue</text:p>
      <text:p text:style-name="P5"/>
      <text:p text:style-name="P5"><text:tab/>else <text:span text:style-name="T1">if the node is </text:span><text:span text:style-name="T2">not</text:span><text:span text:style-name="T1"> dispatched</text:span></text:p>
      <text:p text:style-name="P5"><text:tab/><text:tab/>dispatch the message</text:p>
      <text:p text:style-name="P5"><text:tab/><text:tab/>add it to the dispatched list</text:p>
      <text:p text:style-name="P5"><text:tab/><text:tab/></text:p>
      <text:p text:style-name="P5"><text:tab/><text:tab/>for each link</text:p>
      <text:p text:style-name="P5"><text:tab/><text:tab/><text:tab/>queue-clock ++</text:p>
      <text:p text:style-name="P5"><text:tab/><text:tab/><text:tab/>cycle-map[ queue-clock ].push( link )</text:p>
      <text:p text:style-name="P5"/>
      <text:p text:style-name="P5"><text:tab/><text:span text:style-name="T2">pop</text:span><text:span text:style-name="T1"> the queued node off the queue</text:span></text:p>
      <text:p text:style-name="P5"><text:tab/><text:tab/><text:tab/><text:tab/><text:tab/><text:tab/></text:p>
      <text:p text:style-name="P2"><text:span text:style-name="T4">recurse( cycle-map, dispatched_list )</text:span><text:span text:style-name="T3"><text:tab/></text:span><text:tab/><text:tab/></text:p>
      <text:p text:style-name="P2"/>
      <text:p text:style-name="P2"><text:tab/></text:p>
      <text:h text:style-name="P6" text:outline-level="3">Analysis of the Busy Algorithm</text:h>
      <text:p text:style-name="P4"/>
      <text:p text:style-name="P4">A queued node should have a 25% chance of being busy and having it's cycle changed. <text:s/>I also have noticed that if a link is queued twice for the same cycle from different source nodes, the output can show busy and the node will still pass through. <text:s/>This is desi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c6e1" officeooo:paragraph-rsid="0017c6e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mes Sager <text:tab/>CSCE 350<text:tab/>29 November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3:32:34.989432408</meta:creation-date>
    <dc:date>2016-11-29T23:58:44.155347036</dc:date>
    <meta:editing-duration>PT9M59S</meta:editing-duration>
    <meta:editing-cycles>1</meta:editing-cycles>
    <meta:document-statistic meta:table-count="0" meta:image-count="0" meta:object-count="0" meta:page-count="1" meta:paragraph-count="25" meta:word-count="172" meta:character-count="999" meta:non-whitespace-character-count="810"/>
    <meta:generator>LibreOffice/4.2.8.2$Linux_X86_64 LibreOffice_project/420m0$Build-2</meta:generator>
  </office:meta>
</office:document-meta>
</file>